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ccf5f" officeooo:paragraph-rsid="001ccf5f" style:font-size-asian="14pt" style:font-size-complex="14pt"/>
    </style:style>
    <style:style style:name="P3" style:family="paragraph" style:parent-style-name="Standard">
      <style:text-properties fo:font-size="14pt" officeooo:paragraph-rsid="001ccf5f" style:font-size-asian="14pt" style:font-size-complex="14pt"/>
    </style:style>
    <style:style style:name="P4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cddf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ccf5f" officeooo:paragraph-rsid="001ccf5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paragraph-rsid="001cddf8" style:font-size-asian="14pt" style:font-weight-asian="normal" style:font-size-complex="14pt" style:font-weight-complex="normal"/>
    </style:style>
    <style:style style:name="T1" style:family="text">
      <style:text-properties officeooo:rsid="001ccf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f5f" style:font-weight-asian="bold" style:font-weight-complex="bold"/>
    </style:style>
    <style:style style:name="T4" style:family="text">
      <style:text-properties fo:font-weight="bold" officeooo:rsid="001cddf8" style:font-weight-asian="bold" style:font-weight-complex="bold"/>
    </style:style>
    <style:style style:name="T5" style:family="text">
      <style:text-properties fo:font-weight="normal" officeooo:rsid="001ccf5f" style:font-weight-asian="normal" style:font-weight-complex="normal"/>
    </style:style>
    <style:style style:name="T6" style:family="text">
      <style:text-properties officeooo:rsid="001cd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 1980, roughly 40% of the world's population lived in extreme poverty, with less than $2 per day. What is the share today?</text:span></text:p>
      <text:p text:style-name="P1"><text:span text:style-name="T1">a) </text:span>10%</text:p>
      <text:p text:style-name="P1"><text:span text:style-name="T1">b) </text:span>30%</text:p>
      <text:p text:style-name="P1"><text:span text:style-name="T1">c) </text:span>50%</text:p>
      <text:p text:style-name="P5">What share of the world’s population don't have enough food to meet their daily needs?</text:p>
      <text:p text:style-name="P1"><text:span text:style-name="T1">a) </text:span>Around 11%</text:p>
      <text:p text:style-name="P1"><text:span text:style-name="T1">b) </text:span>Around 23%</text:p>
      <text:p text:style-name="P1"><text:span text:style-name="T1">c) </text:span>Around 23%</text:p>
      <text:p text:style-name="P5"><text:span text:style-name="T1">I</text:span>n which countries are people on average least satisfied with their lives?</text:p>
      <text:p text:style-name="P1"><text:span text:style-name="T1">a) </text:span>Low-income countries</text:p>
      <text:p text:style-name="P1"><text:span text:style-name="T1">b) </text:span>Middle-income countries</text:p>
      <text:p text:style-name="P1"><text:span text:style-name="T1">c) </text:span>High-income countries</text:p>
      <text:p text:style-name="P5">Worldwide, how many children under age 15 do not achieve the required minimum skills in reading and math?</text:p>
      <text:p text:style-name="P1"><text:span text:style-name="T1">a) </text:span>Around 10%</text:p>
      <text:p text:style-name="P1"><text:span text:style-name="T1">b) </text:span>Around 30%</text:p>
      <text:p text:style-name="P1"><text:span text:style-name="T1">c) </text:span>Around 50%</text:p>
      <text:p text:style-name="P5">Across the world, women do more unpaid care and domestic work than men. How much more?</text:p>
      <text:p text:style-name="P1"><text:span text:style-name="T1">a) </text:span>50% more</text:p>
      <text:p text:style-name="P1"><text:span text:style-name="T1">b) </text:span>Around twice as much</text:p>
      <text:p text:style-name="P1"><text:span text:style-name="T1">c) </text:span>Around three times more</text:p>
      <text:p text:style-name="P5">How many people in the world have access to safe drinking water within 30 minutes of their home?</text:p>
      <text:p text:style-name="P1"><text:span text:style-name="T1">a) </text:span>Around 50%</text:p>
      <text:p text:style-name="P1"><text:span text:style-name="T1">b) </text:span>Around 70%</text:p>
      <text:p text:style-name="P1"><text:span text:style-name="T1">c) </text:span>Around 90%</text:p>
      <text:p text:style-name="P5">How many people in the world have some access to electricity?</text:p>
      <text:p text:style-name="P1"><text:span text:style-name="T1">a) </text:span>Around 30%</text:p>
      <text:p text:style-name="P1"><text:span text:style-name="T1">b) </text:span>Around 60%</text:p>
      <text:p text:style-name="P1"><text:span text:style-name="T1">c) </text:span>Around 90%</text:p>
      <text:p text:style-name="P1"><text:span text:style-name="T3">I</text:span><text:span text:style-name="T2">n 1990, 58% of the world's population lived in low-income countries. What is the share today?</text:span></text:p>
      <text:p text:style-name="P1"><text:span text:style-name="T1">a) </text:span>Around 9%</text:p>
      <text:p text:style-name="P1"><text:span text:style-name="T1">b) </text:span>Around 37%</text:p>
      <text:p text:style-name="P1"><text:span text:style-name="T1">c) </text:span>Around 61%</text:p>
      <text:p text:style-name="P5">What share of the world’s population used the Internet in 2023?</text:p>
      <text:p text:style-name="P1"><text:span text:style-name="T5">a) </text:span>Around 65%</text:p>
      <text:p text:style-name="P1"><text:span text:style-name="T1">b) </text:span>Around 80%</text:p>
      <text:p text:style-name="P1"><text:span text:style-name="T1">c) </text:span>Around 95%</text:p>
      <text:p text:style-name="P4"/>
      <text:p text:style-name="P5">In 1990, 3% of the world’s population lived in a different country than where they were born. What is that share today?</text:p>
      <text:p text:style-name="P1"><text:span text:style-name="T1">a) </text:span>4%</text:p>
      <text:p text:style-name="P1"><text:span text:style-name="T1">b) </text:span>14%</text:p>
      <text:p text:style-name="P1"><text:span text:style-name="T1">c) </text:span>24%</text:p>
      <text:p text:style-name="P5">How did the number of deaths per year from natural disasters change over the last hundred years?</text:p>
      <text:p text:style-name="P1"><text:span text:style-name="T5">a)</text:span><text:span text:style-name="T3"> </text:span>More than doubled</text:p>
      <text:p text:style-name="P1"><text:span text:style-name="T1">b) </text:span>Remained about the same</text:p>
      <text:p text:style-name="P1"><text:span text:style-name="T1">c) </text:span>Decreased to less than half</text:p>
      <text:p text:style-name="P5">What happened to the total amount of raw materials used across the world annually since 2000?</text:p>
      <text:p text:style-name="P1"><text:span text:style-name="T5">a)</text:span><text:span text:style-name="T3"> </text:span>Stayed about the same</text:p>
      <text:p text:style-name="P1"><text:span text:style-name="T1">b) </text:span>Increased about 35%</text:p>
      <text:p text:style-name="P1"><text:span text:style-name="T1">c) </text:span>Increased about 70%</text:p>
      <text:p text:style-name="P5">What happens to the average global temperature if we halve the annual net emissions of CO2, today?</text:p>
      <text:p text:style-name="P1"><text:span text:style-name="T5">a) </text:span>It decreases</text:p>
      <text:p text:style-name="P1"><text:span text:style-name="T1">b) </text:span>It stays the same</text:p>
      <text:p text:style-name="P1"><text:span text:style-name="T1">c) </text:span>It keeps increasing</text:p>
      <text:p text:style-name="P5">What share of all plastic waste in the world ends up in the oceans?</text:p>
      <text:p text:style-name="P1"><text:span text:style-name="T5">a) </text:span>Less than 6%</text:p>
      <text:p text:style-name="P1"><text:span text:style-name="T1">b) </text:span>Around 36%</text:p>
      <text:p text:style-name="P1"><text:span text:style-name="T1">c) </text:span>More than 66%</text:p>
      <text:p text:style-name="P5">What group of animals has the highest share of threatened species?</text:p>
      <text:p text:style-name="P1"><text:span text:style-name="T5">a) </text:span>Birds</text:p>
      <text:p text:style-name="P1"><text:span text:style-name="T1">b) </text:span>Mammals</text:p>
      <text:p text:style-name="P1"><text:span text:style-name="T1">c) </text:span>Amphibians</text:p>
      <text:p text:style-name="P5">In the 1950s, 50% of all wars occurred between countries that are recognized as sovereign states by the UN. What is that number today?</text:p>
      <text:p text:style-name="P1"><text:span text:style-name="T5">a) </text:span>Around 5%</text:p>
      <text:p text:style-name="P1"><text:span text:style-name="T1">b) </text:span>Around 25%</text:p>
      <text:p text:style-name="P1"><text:span text:style-name="T1">c) </text:span>Around 55%</text:p>
      <text:p text:style-name="P6"><text:span text:style-name="T6">How many countries are</text:span> the members of the United Nations?</text:p>
      <text:p text:style-name="P8"><text:span text:style-name="T6">a) 35</text:span></text:p>
      <text:p text:style-name="P8"><text:span text:style-name="T6">b) 90</text:span></text:p>
      <text:p text:style-name="P8"><text:span text:style-name="T6">c) 193 </text:span><text:s/></text:p>
      <text:p text:style-name="P7">The United Nations’ Sustainable Development Goals have a total of 169 targets. How many of them mention the words "democracy" or "democratic"?</text:p>
      <text:p text:style-name="P2">a) 0 targets</text:p>
      <text:p text:style-name="P2">b) 14 targets</text:p>
      <text:p text:style-name="P2">c) 34 targets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06:00.520591912</meta:creation-date>
    <dc:date>2024-07-09T13:25:18.829745493</dc:date>
    <meta:editing-duration>PT3M33S</meta:editing-duration>
    <meta:editing-cycles>2</meta:editing-cycles>
    <meta:generator>LibreOffice/24.2.4.2$Linux_X86_64 LibreOffice_project/420$Build-2</meta:generator>
    <meta:print-date>2024-07-09T13:25:12.534344945</meta:print-date>
    <meta:printed-by>PDF files</meta:printed-by>
    <meta:document-statistic meta:table-count="0" meta:image-count="0" meta:object-count="0" meta:page-count="2" meta:paragraph-count="72" meta:word-count="462" meta:character-count="2432" meta:non-whitespace-character-count="2040"/>
  </office:meta>
</office:document-meta>
</file>